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571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 7.10 Scotland 201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Up to £6,000</text:p>
          </table:table-cell>
          <table:table-cell table:style-name="ce1" office:value-type="string" calcext:value-type="string">
            <text:p>£6,001-£10,000</text:p>
          </table:table-cell>
          <table:table-cell table:style-name="ce1" office:value-type="string" calcext:value-type="string">
            <text:p>£10,001-£15,000</text:p>
          </table:table-cell>
          <table:table-cell table:style-name="ce1" office:value-type="string" calcext:value-type="string">
            <text:p>£15,001-£20,000</text:p>
          </table:table-cell>
          <table:table-cell table:style-name="ce1" office:value-type="string" calcext:value-type="string">
            <text:p>£20,001-£25,000</text:p>
          </table:table-cell>
          <table:table-cell table:style-name="ce1" office:value-type="string" calcext:value-type="string">
            <text:p>£25,001-£30,000</text:p>
          </table:table-cell>
          <table:table-cell table:style-name="ce1" office:value-type="string" calcext:value-type="string">
            <text:p>£30,001-£40,000</text:p>
          </table:table-cell>
          <table:table-cell table:style-name="ce1" office:value-type="string" calcext:value-type="string">
            <text:p>Over £40,000</text:p>
          </table:table-cell>
          <table:table-cell table:style-name="ce1" office:value-type="string" calcext:value-type="string">
            <text:p>All</text:p>
          </table:table-cell>
          <table:table-cell table:style-name="ce1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net user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es not use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630" calcext:value-type="float">
            <text:p>630</text:p>
          </table:table-cell>
          <table:table-cell office:value-type="float" office:value="970" calcext:value-type="float">
            <text:p>970</text:p>
          </table:table-cell>
          <table:table-cell office:value-type="float" office:value="4310" calcext:value-type="float">
            <text:p>431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scotland.shinyapps.io/sg-scottish-household-survey-data-explorer/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gure 7.10</text:p>
          </table:table-cell>
          <table:table-cell table:number-columns-repeated="1022"/>
        </table:table-row>
      </table:table>
      <table:table table:name="CSV internet_incom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 table:number-matrix-columns-spanned="3" table:number-matrix-rows-spanned="9" table:formula="of:=TRANSPOSE([$'Table 7.10 Scotland 2019'.B1:.J3])" office:value-type="float" office:value="0" calcext:value-type="float">
            <text:p/>
          </table:table-cell>
          <table:table-cell office:value-type="string" office:string-value="Internet user" calcext:value-type="string">
            <text:p>Internet user</text:p>
          </table:table-cell>
          <table:table-cell office:value-type="string" office:string-value="Does not use" calcext:value-type="string">
            <text:p>Does not use</text:p>
          </table:table-cell>
        </table:table-row>
        <table:table-row table:style-name="ro2">
          <table:table-cell office:value-type="string" office:string-value="Up to £6,000" calcext:value-type="string">
            <text:p>Up to £6,0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office:string-value="£6,001-£10,000" calcext:value-type="string">
            <text:p>£6,001-£10,0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office:string-value="£10,001-£15,000" calcext:value-type="string">
            <text:p>£10,001-£15,0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office:string-value="£15,001-£20,000" calcext:value-type="string">
            <text:p>£15,001-£20,0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office:string-value="£20,001-£25,000" calcext:value-type="string">
            <text:p>£20,001-£25,00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office:string-value="£25,001-£30,000" calcext:value-type="string">
            <text:p>£25,001-£30,00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office:string-value="£30,001-£40,000" calcext:value-type="string">
            <text:p>£30,001-£40,00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office:string-value="Over £40,000" calcext:value-type="string">
            <text:p>Over £40,0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office:value-type="string" calcext:value-type="string">
            <text:p>Percentage</text:p>
          </table:table-cell>
          <table:table-cell/>
        </table:table-row>
        <table:table-row table:style-name="ro2">
          <table:table-cell office:value-type="string" calcext:value-type="string">
            <text:p>XAXISTITLE</text:p>
          </table:table-cell>
          <table:table-cell office:value-type="string" calcext:value-type="string">
            <text:p>Household net income</text:p>
          </table:table-cell>
          <table:table-cell/>
        </table:table-row>
        <table:table-row table:style-name="ro2">
          <table:table-cell office:value-type="string" calcext:value-type="string">
            <text:p>BARS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BOTTOMPADDING</text:p>
          </table:table-cell>
          <table:table-cell office:value-type="float" office:value="80" calcext:value-type="float">
            <text:p>80</text:p>
          </table:table-cell>
          <table:table-cell/>
        </table:table-row>
      </table:table>
      <table:table table:name="Table 7.8 Scotland 2019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16-24</text:p>
          </table:table-cell>
          <table:table-cell office:value-type="string" calcext:value-type="string">
            <text:p>25-34</text:p>
          </table:table-cell>
          <table:table-cell office:value-type="string" calcext:value-type="string">
            <text:p>35-44</text:p>
          </table:table-cell>
          <table:table-cell office:value-type="string" calcext:value-type="string">
            <text:p>45-59</text:p>
          </table:table-cell>
          <table:table-cell office:value-type="string" calcext:value-type="string">
            <text:p>60-74</text:p>
          </table:table-cell>
          <table:table-cell table:style-name="ce3" office:value-type="string" calcext:value-type="string">
            <text:p>75+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net user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es not 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1060" calcext:value-type="float">
            <text:p>1060</text:p>
          </table:table-cell>
          <table:table-cell office:value-type="float" office:value="1170" calcext:value-type="float">
            <text:p>1170</text:p>
          </table:table-cell>
          <table:table-cell office:value-type="float" office:value="670" calcext:value-type="float">
            <text:p>670</text:p>
          </table:table-cell>
          <table:table-cell office:value-type="float" office:value="4490" calcext:value-type="float">
            <text:p>4490</text:p>
          </table:table-cell>
        </table:table-row>
      </table:table>
      <table:table table:name="CSV internet_age" table:style-name="ta1">
        <table:table-column table:style-name="co5" table:number-columns-repeated="3" table:default-cell-style-name="Default"/>
        <table:table-row table:style-name="ro2">
          <table:table-cell table:number-matrix-columns-spanned="3" table:number-matrix-rows-spanned="7" table:formula="of:=TRANSPOSE([$'Table 7.8 Scotland 2019'.B1:.H3])" office:value-type="float" office:value="0" calcext:value-type="float">
            <text:p/>
          </table:table-cell>
          <table:table-cell office:value-type="string" office:string-value="Internet user" calcext:value-type="string">
            <text:p>Internet user</text:p>
          </table:table-cell>
          <table:table-cell office:value-type="string" office:string-value="Does not use" calcext:value-type="string">
            <text:p>Does not use</text:p>
          </table:table-cell>
        </table:table-row>
        <table:table-row table:style-name="ro2">
          <table:table-cell office:value-type="string" office:string-value="16-24" calcext:value-type="string">
            <text:p>16-2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office:string-value="25-34" calcext:value-type="string">
            <text:p>25-3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office:string-value="35-44" calcext:value-type="string">
            <text:p>35-4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office:string-value="45-59" calcext:value-type="string">
            <text:p>45-5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office:string-value="60-74" calcext:value-type="string">
            <text:p>60-7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office:string-value="75+" calcext:value-type="string">
            <text:p>75+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office:value-type="string" calcext:value-type="string">
            <text:p>Percentage</text:p>
          </table:table-cell>
          <table:table-cell/>
        </table:table-row>
        <table:table-row table:style-name="ro2">
          <table:table-cell office:value-type="string" calcext:value-type="string">
            <text:p>BARS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LEGENDRIGH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RIGHTPADDING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4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">
      <number:number number:decimal-places="1" loext:min-decimal-places="1" number:min-integer-digits="1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percentage-style style:name="N141">
      <number:number number:decimal-places="1" loext:min-decimal-places="1" number:min-integer-digits="1"/>
      <number:text>%</number:text>
    </number:percentage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5" loext:min-decimal-places="5" number:min-integer-digits="1"/>
    </number:number-style>
    <number:number-style style:name="N153">
      <number:number number:decimal-places="4" loext:min-decimal-places="4" number:min-integer-digits="1"/>
    </number:number-style>
    <number:date-style style:name="N154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16T11:56:17.188165260</dc:date>
    <dc:creator>Andrew Conway</dc:creator>
    <meta:editing-duration>PT16M6S</meta:editing-duration>
    <meta:editing-cycles>3</meta:editing-cycles>
    <meta:document-statistic meta:table-count="4" meta:cell-count="170" meta:object-count="0"/>
  </office:meta>
</office:document-meta>
</file>